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90430" officeooo:paragraph-rsid="00090430" style:font-weight-asian="bold" style:font-weight-complex="bold"/>
    </style:style>
    <style:style style:name="P2" style:family="paragraph" style:parent-style-name="Standard">
      <style:text-properties fo:font-weight="bold" officeooo:rsid="00091a7e" officeooo:paragraph-rsid="00091a7e" style:font-weight-asian="bold" style:font-weight-complex="bold"/>
    </style:style>
    <style:style style:name="P3" style:family="paragraph" style:parent-style-name="Standard">
      <style:text-properties fo:font-weight="bold" officeooo:rsid="00091a7e" officeooo:paragraph-rsid="0009a913" style:font-weight-asian="bold" style:font-weight-complex="bold"/>
    </style:style>
    <style:style style:name="P4" style:family="paragraph" style:parent-style-name="Standard">
      <style:text-properties fo:font-weight="bold" officeooo:rsid="0009a913" officeooo:paragraph-rsid="0009a913" style:font-weight-asian="bold" style:font-weight-complex="bold"/>
    </style:style>
    <style:style style:name="P5" style:family="paragraph" style:parent-style-name="Standard">
      <style:text-properties fo:font-size="14pt" fo:font-weight="bold" officeooo:rsid="00090430" officeooo:paragraph-rsid="00090430" style:font-size-asian="14pt" style:font-weight-asian="bold" style:font-size-complex="14pt" style:font-weight-complex="bold"/>
    </style:style>
    <style:style style:name="P6" style:family="paragraph" style:parent-style-name="Standard">
      <style:text-properties fo:font-size="14pt" fo:font-weight="bold" officeooo:rsid="00106c10" officeooo:paragraph-rsid="00106c10" style:font-size-asian="14pt" style:font-weight-asian="bold" style:font-size-complex="14pt" style:font-weight-complex="bold"/>
    </style:style>
    <style:style style:name="P7" style:family="paragraph" style:parent-style-name="Standard">
      <style:text-properties fo:font-weight="normal" officeooo:rsid="00090430" officeooo:paragraph-rsid="00090430" style:font-weight-asian="normal" style:font-weight-complex="normal"/>
    </style:style>
    <style:style style:name="P8" style:family="paragraph" style:parent-style-name="Standard" style:list-style-name="L1">
      <style:text-properties officeooo:paragraph-rsid="000ba693"/>
    </style:style>
    <style:style style:name="P9" style:family="paragraph" style:parent-style-name="Standard" style:list-style-name="L1">
      <style:text-properties officeooo:rsid="000ba693" officeooo:paragraph-rsid="000ba693"/>
    </style:style>
    <style:style style:name="P10" style:family="paragraph" style:parent-style-name="Standard" style:list-style-name="L1">
      <style:text-properties officeooo:rsid="000de79b" officeooo:paragraph-rsid="000de79b"/>
    </style:style>
    <style:style style:name="P11" style:family="paragraph" style:parent-style-name="Standard">
      <style:text-properties officeooo:rsid="000de79b" officeooo:paragraph-rsid="000de79b"/>
    </style:style>
    <style:style style:name="P12" style:family="paragraph" style:parent-style-name="Standard">
      <style:text-properties officeooo:rsid="000fe30f" officeooo:paragraph-rsid="000fe30f"/>
    </style:style>
    <style:style style:name="P13" style:family="paragraph" style:parent-style-name="Standard">
      <style:text-properties fo:font-size="12pt" fo:font-weight="normal" officeooo:rsid="00090430" officeooo:paragraph-rsid="00090430" style:font-size-asian="10.5pt" style:font-weight-asian="normal" style:font-size-complex="12pt" style:font-weight-complex="normal"/>
    </style:style>
    <style:style style:name="P14" style:family="paragraph" style:parent-style-name="Standard">
      <style:text-properties fo:font-size="12pt" fo:font-weight="normal" officeooo:rsid="000fe30f" officeooo:paragraph-rsid="00106c10" style:font-size-asian="10.5pt" style:font-weight-asian="normal" style:font-size-complex="12pt" style:font-weight-complex="normal"/>
    </style:style>
    <style:style style:name="P15" style:family="paragraph" style:parent-style-name="Standard">
      <style:text-properties fo:font-size="12pt" fo:font-weight="normal" officeooo:rsid="00106c10" officeooo:paragraph-rsid="00106c10" style:font-size-asian="10.5pt" style:font-weight-asian="normal" style:font-size-complex="12pt" style:font-weight-complex="normal"/>
    </style:style>
    <style:style style:name="P16" style:family="paragraph" style:parent-style-name="Standard">
      <style:text-properties fo:font-size="12pt" fo:font-weight="normal" officeooo:rsid="00138ef8" officeooo:paragraph-rsid="00138ef8" style:font-size-asian="10.5pt" style:font-weight-asian="normal" style:font-size-complex="12pt" style:font-weight-complex="normal"/>
    </style:style>
    <style:style style:name="P17" style:family="paragraph" style:parent-style-name="Standard">
      <style:text-properties style:font-name="Sans" fo:font-size="12pt" fo:font-weight="bold" officeooo:rsid="000fe30f" officeooo:paragraph-rsid="000fe30f" style:font-size-asian="10.5pt" style:font-weight-asian="bold" style:font-size-complex="12pt" style:font-weight-complex="bold"/>
    </style:style>
    <style:style style:name="P18" style:family="paragraph" style:parent-style-name="Standard">
      <style:text-properties style:font-name="Sans" fo:font-size="14pt" fo:font-weight="bold" officeooo:rsid="00090430" officeooo:paragraph-rsid="00090430" style:font-size-asian="14pt" style:font-weight-asian="bold" style:font-size-complex="14pt" style:font-weight-complex="bold"/>
    </style:style>
    <style:style style:name="P19" style:family="paragraph" style:parent-style-name="Standard">
      <style:text-properties style:font-name="Sans" fo:font-weight="bold" officeooo:rsid="00090430" officeooo:paragraph-rsid="00090430" style:font-weight-asian="bold" style:font-weight-complex="bold"/>
    </style:style>
    <style:style style:name="P20" style:family="paragraph" style:parent-style-name="Standard">
      <style:text-properties style:font-name="Sans" fo:font-weight="bold" officeooo:rsid="00091a7e" officeooo:paragraph-rsid="00091a7e" style:font-weight-asian="bold" style:font-weight-complex="bold"/>
    </style:style>
    <style:style style:name="P21" style:family="paragraph" style:parent-style-name="Standard" style:list-style-name="L1">
      <style:text-properties officeooo:rsid="0013efbb" officeooo:paragraph-rsid="0013efbb"/>
    </style:style>
    <style:style style:name="T1" style:family="text">
      <style:text-properties officeooo:rsid="00091a7e"/>
    </style:style>
    <style:style style:name="T2" style:family="text">
      <style:text-properties fo:font-weight="normal" style:font-weight-asian="normal" style:font-weight-complex="normal"/>
    </style:style>
    <style:style style:name="T3" style:family="text">
      <style:text-properties fo:font-weight="normal" officeooo:rsid="0009a913" style:font-weight-asian="normal" style:font-weight-complex="normal"/>
    </style:style>
    <style:style style:name="T4" style:family="text">
      <style:text-properties fo:font-weight="normal" officeooo:rsid="000ba693" style:font-weight-asian="normal" style:font-weight-complex="normal"/>
    </style:style>
    <style:style style:name="T5" style:family="text">
      <style:text-properties fo:font-weight="normal" officeooo:rsid="000c7b35" style:font-weight-asian="normal" style:font-weight-complex="normal"/>
    </style:style>
    <style:style style:name="T6" style:family="text">
      <style:text-properties officeooo:rsid="000c7b35"/>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fe30f" style:font-style-asian="normal" style:font-weight-asian="normal" style:font-style-complex="normal" style:font-weight-complex="normal"/>
    </style:style>
    <style:style style:name="T10" style:family="text">
      <style:text-properties officeooo:rsid="00106c10"/>
    </style:style>
    <style:style style:name="T11" style:family="text">
      <style:text-properties style:font-name="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etting TK to Work</text:p>
      <text:p text:style-name="P13"/>
      <text:p text:style-name="P14">I originally installed Ruby with Ubuntu’s apt-get, but when I installed tk from the website it didn’t work at all. I ended up uninstalling Ruby, installing RVM <text:span text:style-name="T10">with these instructions</text:span></text:p>
      <text:p text:style-name="P14"/>
      <text:p text:style-name="P14"><text:tab/><text:a xlink:type="simple" xlink:href="https://rvm.io/rvm/install" text:style-name="Internet_20_link" text:visited-style-name="Visited_20_Internet_20_Link">https://rvm.io/rvm/install</text:a></text:p>
      <text:p text:style-name="P14"/>
      <text:p text:style-name="P14"><text:s/><text:span text:style-name="T10">and installing Ruby and tk like this</text:span></text:p>
      <text:p text:style-name="P15"/>
      <text:p text:style-name="P13"><text:span text:style-name="T10"><text:tab/>$ </text:span>rvm install ruby-2.3 --with-tcl --with-tk</text:p>
      <text:p text:style-name="P5"/>
      <text:p text:style-name="P15">Then tk worked but the assignment didn’t run. Fortunately I found someone on stackoverflow who’d had my exact issue</text:p>
      <text:p text:style-name="P15"/>
      <text:p text:style-name="P15"><text:tab/><text:a xlink:type="simple" xlink:href="https://stackoverflow.com/questions/43011258/ruby-tks-canvas-and-shapes-are-bugging-out" text:style-name="Internet_20_link" text:visited-style-name="Visited_20_Internet_20_Link">https://stackoverflow.com/questions/43011258/ruby-tks-canvas-and-shapes-are-bugging-out</text:a></text:p>
      <text:p text:style-name="P15"/>
      <text:p text:style-name="P15">The solution was to paste this code underneath the require in hw6graphics.rb</text:p>
      <text:p text:style-name="P15"/>
      <text:p text:style-name="P15"><text:tab/>module TkItemConfigOptkeys</text:p>
      <text:p text:style-name="P15"><text:tab/> <text:s text:c="3"/>def itemconfig_hash_kv(id, keys, enc_mode = [], conf = [])</text:p>
      <text:p text:style-name="P15"><text:tab/> <text:s text:c="7"/>hash_kv(__conv_item_keyonly_opts(id, keys), enc_mode, conf)</text:p>
      <text:p text:style-name="P15"><text:tab/> <text:s text:c="3"/>end</text:p>
      <text:p text:style-name="P15"><text:tab/>end</text:p>
      <text:p text:style-name="P15"/>
      <text:p text:style-name="P16">I’ll also submit the modified <text:span text:style-name="T10">hw6graphics.rb</text:span></text:p>
      <text:p text:style-name="P15"/>
      <text:p text:style-name="P6"/>
      <text:p text:style-name="P5"/>
      <text:p text:style-name="P18">Challenge – AutoTetris</text:p>
      <text:p text:style-name="P1"/>
      <text:p text:style-name="P19">What it Does</text:p>
      <text:p text:style-name="P7">If you press the “a” key, the current piece will be placed automatically in a favorable spot. I can’t guaranty that this is the most optimal spot, it’s just the program’s best guess. <text:line-break/><text:line-break/>The best way to test <text:span text:style-name="T6">it</text:span> is just to hold down the “a” key and let the game play itself. It takes a while to die this way (<text:span text:style-name="T1">definitely</text:span> way longer than you want to spend marking this assignment) so just take my word that it usually makes it past ten thousand points, but it does eventually die.</text:p>
      <text:p text:style-name="P7"/>
      <text:p text:style-name="P20">How it Works</text:p>
      <text:p text:style-name="P3"><text:span text:style-name="T2">First, it lists all the possible spots in which the current shape can end up. </text:span><text:span text:style-name="T3">It only selects a spot if there’s actually a path for the block to move into position. An earlier version had it teleporting blocks into closed-off spots.</text:span></text:p>
      <text:p text:style-name="P3"><text:span text:style-name="T2"/></text:p>
      <text:p text:style-name="P3"><text:span text:style-name="T2">Then, it uses several heuristics to assign a score to each spot, and moves the block to the best spot. If there are several spots with the same score it picks randomly between them so as not to favor one side of the board. </text:span><text:span text:style-name="T3">Each heuristic is calculated and weighted individually.</text:span></text:p>
      <text:p text:style-name="P2"><text:span text:style-name="T3"/></text:p>
      <text:p text:style-name="P4"><text:span text:style-name="T2">The challenge code is commented. Refer to it for information about the individual heuristics.</text:span></text:p>
      <text:p text:style-name="P4"><text:soft-page-break/><text:span text:style-name="T11">Limitations</text:span></text:p>
      <text:list xml:id="list2121689373" text:style-name="L1">
        <text:list-item>
          <text:p text:style-name="P8"><text:span text:style-name="T4">When selecting spots, it incorrectly assumes that a shape can only end up at one height per column. This would be easy to fix but I can’t be bothered.</text:span></text:p>
        </text:list-item>
        <text:list-item>
          <text:p text:style-name="P21"><text:span text:style-name="T4">I</text:span><text:span text:style-name="T2">t’s still possible to fool it into teleporting a block into an impossible space, but you have to go out of your way to do it.</text:span></text:p>
        </text:list-item>
        <text:list-item>
          <text:p text:style-name="P9"><text:span text:style-name="T2">It leaves empty squares everywhere, because the heuristics aren’t perfect. It is definitely feasible to make the AI play perfectly and never die, but it would be significantly more complex and take me a while.</text:span></text:p>
        </text:list-item>
        <text:list-item>
          <text:p text:style-name="P9"><text:span text:style-name="T2">I could </text:span><text:span text:style-name="T5">even</text:span><text:span text:style-name="T2"> keep adding heuristics and changing the weights and probably get closer to correctness, but I had to stop at some point.</text:span></text:p>
        </text:list-item>
        <text:list-item>
          <text:p text:style-name="P10"><text:span text:style-name="T2">Lots of calculations are repeated and could be optimized away</text:span></text:p>
        </text:list-item>
        <text:list-item>
          <text:p text:style-name="P10"><text:span text:style-name="T2">This assignment took me way longer than most, so while code quality isn’t </text:span><text:span text:style-name="T7">bad</text:span><text:span text:style-name="T8">, it’s not </text:span><text:span text:style-name="T9">great either.</text:span></text:p>
        </text:list-item>
      </text:list>
      <text:p text:style-name="P11"><text:span text:style-name="T9"/></text:p>
      <text:p text:style-name="P12"><text:span text:style-name="T9">A</text:span><text:span text:style-name="T8">ll in all, I’m pretty impressed at how well it works considering the slapdash nature of the heur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0:47:09.433884475</meta:creation-date>
    <dc:date>2020-03-16T12:23:53.189370200</dc:date>
    <meta:editing-duration>PT13M41S</meta:editing-duration>
    <meta:editing-cycles>3</meta:editing-cycles>
    <meta:generator>LibreOffice/6.0.7.3$Linux_X86_64 LibreOffice_project/00m0$Build-3</meta:generator>
    <meta:document-statistic meta:table-count="0" meta:image-count="0" meta:object-count="0" meta:page-count="2" meta:paragraph-count="29" meta:word-count="478" meta:character-count="2827" meta:non-whitespace-character-count="2358"/>
  </office:meta>
</office:document-meta>
</file>